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directingOutputStream.RedirectingOutputStream( final ChangeLog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ingOutputStream.processLine( final String 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